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1ac62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1ac62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1cef9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1e8988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e8988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1e8988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officeooo:paragraph-rsid="001e8988" style:font-size-asian="10.5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fo:font-weight="normal" officeooo:paragraph-rsid="001e8988" style:font-size-asian="10.5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fo:font-weight="normal" officeooo:paragraph-rsid="001e898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paragraph-rsid="0021aae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paragraph-rsid="00250081" style:font-size-asian="10.5pt" style:font-weight-asian="normal" style:font-size-complex="12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2pt" fo:font-weight="normal" officeooo:paragraph-rsid="0025008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paragraph-rsid="0021aae4" style:font-size-asian="10.5pt" style:font-weight-asian="bold" style:font-size-complex="12pt" style:font-weight-complex="bold"/>
    </style:style>
    <style:style style:name="T1" style:family="text">
      <style:text-properties officeooo:rsid="001ac625"/>
    </style:style>
    <style:style style:name="T2" style:family="text">
      <style:text-properties style:text-underline-style="solid" style:text-underline-width="auto" style:text-underline-color="font-color" officeooo:rsid="001ac625"/>
    </style:style>
    <style:style style:name="T3" style:family="text">
      <style:text-properties style:text-underline-style="solid" style:text-underline-width="auto" style:text-underline-color="font-color" officeooo:rsid="0021aae4"/>
    </style:style>
    <style:style style:name="T4" style:family="text">
      <style:text-properties officeooo:rsid="001dcce9"/>
    </style:style>
    <style:style style:name="T5" style:family="text">
      <style:text-properties officeooo:rsid="001ecb99"/>
    </style:style>
    <style:style style:name="T6" style:family="text">
      <style:text-properties officeooo:rsid="001e8988"/>
    </style:style>
    <style:style style:name="T7" style:family="text">
      <style:text-properties officeooo:rsid="0021aae4"/>
    </style:style>
    <style:style style:name="T8" style:family="text">
      <style:text-properties officeooo:rsid="00237d8f"/>
    </style:style>
    <style:style style:name="T9" style:family="text">
      <style:text-properties officeooo:rsid="002500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Ощущение.</text:span></text:p>
      <text:p text:style-name="P1"><text:span text:style-name="T1">Восприятие.</text:span></text:p>
      <text:p text:style-name="P1"><text:span text:style-name="T1"/></text:p>
      <text:p text:style-name="P2"><text:span text:style-name="T2">Ощущение</text:span><text:span text:style-name="T1"> — это отражение </text:span><text:span text:style-name="T2">отдельных свойств</text:span><text:span text:style-name="T1"> предметов, </text:span><text:span text:style-name="T2">непосредственно</text:span><text:span text:style-name="T1"> воздействующих на наши органы чувств.</text:span></text:p>
      <text:p text:style-name="P3"><text:span text:style-name="T4">S → ОЧ(рецепторы) → <text:s/>ГМ</text:span><text:span text:style-name="T5">(головной мозг)</text:span><text:span text:style-name="T4"> → ОЩ</text:span></text:p>
      <text:p text:style-name="P3"><text:span text:style-name="T4"/></text:p>
      <text:p text:style-name="P4"><text:span text:style-name="T6">Ощущение</text:span></text:p>
      <text:p text:style-name="P4"><text:span text:style-name="T6">Виды ощущение: </text:span></text:p>
      <text:p text:style-name="P4"><text:span text:style-name="T6">1. По источнику раздражителя:</text:span></text:p>
      <text:list xml:id="list313402396" text:style-name="L1">
        <text:list-item>
          <text:p text:style-name="P5"><text:span text:style-name="T6">Интрорецептивные (внутренние)</text:span></text:p>
        </text:list-item>
        <text:list-item>
          <text:p text:style-name="P5"><text:span text:style-name="T6">Экстрорецептивные (внешние)</text:span></text:p>
        </text:list-item>
      </text:list>
      <text:p text:style-name="P4"><text:span text:style-name="T6">2. По ведущей модальности( экстерорецептивные ):</text:span></text:p>
      <text:list xml:id="list493196494" text:style-name="L2">
        <text:list-item>
          <text:p text:style-name="P6"><text:span text:style-name="T6">Зрительные</text:span></text:p>
        </text:list-item>
        <text:list-item>
          <text:p text:style-name="P6"><text:span text:style-name="T6">Слуховые</text:span></text:p>
        </text:list-item>
        <text:list-item>
          <text:p text:style-name="P6"><text:span text:style-name="T6">Ольфакторные (обонятельные)</text:span></text:p>
        </text:list-item>
        <text:list-item>
          <text:p text:style-name="P6"><text:span text:style-name="T6">Вкусовые</text:span></text:p>
        </text:list-item>
        <text:list-item>
          <text:p text:style-name="P6"><text:span text:style-name="T6">Тактильные(осязательные)</text:span></text:p>
        </text:list-item>
      </text:list>
      <text:p text:style-name="P4"><text:span text:style-name="T6">3. <text:s/>По характеру воздействия:</text:span></text:p>
      <text:list xml:id="list603298651" text:style-name="L3">
        <text:list-item>
          <text:p text:style-name="P7"><text:span text:style-name="T6">Контактные</text:span></text:p>
        </text:list-item>
        <text:list-item>
          <text:p text:style-name="P7"><text:span text:style-name="T6">Дистантные</text:span></text:p>
        </text:list-item>
        <text:list-item>
          <text:p text:style-name="P7"><text:span text:style-name="T6">Обонятельные ощущения — промежуточное значения</text:span></text:p>
        </text:list-item>
      </text:list>
      <text:p text:style-name="P4"><text:span text:style-name="T6"/></text:p>
      <text:p text:style-name="P4"><text:span text:style-name="T6">Свойства ощущений:</text:span></text:p>
      <text:list xml:id="list1130678286" text:style-name="L4">
        <text:list-item>
          <text:p text:style-name="P8"><text:span text:style-name="T6">Качество</text:span></text:p>
        </text:list-item>
        <text:list-item>
          <text:p text:style-name="P8"><text:span text:style-name="T6">Интенсивность</text:span></text:p>
        </text:list-item>
        <text:list-item>
          <text:p text:style-name="P8"><text:span text:style-name="T6">Продолжительность</text:span></text:p>
        </text:list-item>
      </text:list>
      <text:p text:style-name="P4"><text:span text:style-name="T6">Пороги ощущений:</text:span></text:p>
      <text:list xml:id="list1621010860" text:style-name="L5">
        <text:list-item>
          <text:p text:style-name="P9"><text:span text:style-name="T6">Верхний</text:span></text:p>
        </text:list-item>
        <text:list-item>
          <text:p text:style-name="P9"><text:span text:style-name="T6">Нижний</text:span></text:p>
        </text:list-item>
        <text:list-item>
          <text:p text:style-name="P9"><text:span text:style-name="T6">Дифференциальный</text:span></text:p>
        </text:list-item>
        <text:list-item>
          <text:p text:style-name="P9"><text:span text:style-name="T6">Временной</text:span></text:p>
        </text:list-item>
      </text:list>
      <text:p text:style-name="P2"><text:span text:style-name="T1"/></text:p>
      <text:p text:style-name="P13"><text:span text:style-name="T7">Восприятие</text:span></text:p>
      <text:p text:style-name="P10"><text:span text:style-name="T3">Восприятие</text:span><text:span text:style-name="T7"> — это </text:span><text:span text:style-name="T3">целостное</text:span><text:span text:style-name="T7"> отражение предметов и явлений объективного мира при их </text:span><text:span text:style-name="T3">непосредственном</text:span><text:span text:style-name="T7"> воздействии в данный момент на органах чувств.</text:span></text:p>
      <text:p text:style-name="P10"><text:span text:style-name="T7"/></text:p>
      <text:p text:style-name="P10"><text:span text:style-name="T7">Алгоритм восприятия:</text:span></text:p>
      <text:p text:style-name="P10"><text:span text:style-name="T7">1 этап: Обнаружение</text:span></text:p>
      <text:p text:style-name="P10"><text:span text:style-name="T7">2 этап: Различие</text:span></text:p>
      <text:p text:style-name="P10"><text:span text:style-name="T7">3 этап: Идентификация</text:span></text:p>
      <text:p text:style-name="P10"><text:span text:style-name="T7">4 этап: Опознание</text:span></text:p>
      <text:p text:style-name="P10"><text:span text:style-name="T7"/></text:p>
      <text:p text:style-name="P11"><text:span text:style-name="T9">Свойства восприятия:</text:span></text:p>
      <text:list xml:id="list1334824819" text:style-name="L6">
        <text:list-item>
          <text:p text:style-name="P12"><text:span text:style-name="T9">Целостность</text:span></text:p>
        </text:list-item>
        <text:list-item>
          <text:p text:style-name="P12"><text:span text:style-name="T9">Предметность</text:span></text:p>
        </text:list-item>
        <text:list-item>
          <text:p text:style-name="P12"><text:span text:style-name="T9">Обобщённость</text:span></text:p>
        </text:list-item>
        <text:list-item>
          <text:p text:style-name="P12"><text:span text:style-name="T9">Константность</text:span></text:p>
        </text:list-item>
        <text:list-item>
          <text:p text:style-name="P12"><text:span text:style-name="T9">Осмысленность</text:span></text:p>
        </text:list-item>
        <text:list-item>
          <text:p text:style-name="P12"><text:span text:style-name="T9">Изберательность</text:span></text:p>
        </text:list-item>
        <text:list-item>
          <text:p text:style-name="P12"><text:soft-page-break/><text:span text:style-name="T9">Адаптивность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9:12:50</meta:creation-date>
    <meta:generator>LibreOffice/3.6$MacOSX_x86 LibreOffice_project/e29a214-2bbed72-0621de6-a97528c-8f066d</meta:generator>
    <dc:date>2012-10-24T10:23:31</dc:date>
    <meta:editing-duration>PT59M11S</meta:editing-duration>
    <meta:editing-cycles>9</meta:editing-cycles>
    <meta:document-statistic meta:table-count="0" meta:image-count="0" meta:object-count="0" meta:page-count="2" meta:paragraph-count="43" meta:word-count="136" meta:character-count="988" meta:non-whitespace-character-count="916"/>
  </office:meta>
</office:document-meta>
</file>